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5.1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9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>
      <number:year/>
      <number:text>年</number:text>
      <number:month/>
      <number:text>月</number:text>
      <number:day/>
      <number:text>日</number:text>
    </number:date-style>
    <style:style style:name="ce1" style:family="table-cell" style:parent-style-name="Default" style:data-style-name="N30"/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完成&quot;;&quot;未完成&quot;)" table:allow-empty-cell="true" table:display-list="unsorted" table:base-cell-address="Sheet1.C1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date" office:date-value="2019-08-05" calcext:value-type="date">
            <text:p>19年8月5日</text:p>
          </table:table-cell>
          <table:table-cell table:style-name="ce2" office:value-type="float" office:value="6.4" calcext:value-type="float">
            <text:p>6.4</text:p>
          </table:table-cell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08-06" calcext:value-type="date">
            <text:p>19年8月6日</text:p>
          </table:table-cell>
          <table:table-cell table:style-name="ce2" office:value-type="float" office:value="6.5" calcext:value-type="float">
            <text:p>6.5</text:p>
          </table:table-cell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08-07" calcext:value-type="date">
            <text:p>19年8月7日</text:p>
          </table:table-cell>
          <table:table-cell office:value-type="float" office:value="7.1" calcext:value-type="float">
            <text:p>7.1</text:p>
          </table:table-cell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08-08" calcext:value-type="date">
            <text:p>19年8月8日</text:p>
          </table:table-cell>
          <table:table-cell office:value-type="float" office:value="7.2" calcext:value-type="float">
            <text:p>7.2</text:p>
          </table:table-cell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08-09" calcext:value-type="date">
            <text:p>19年8月9日</text:p>
          </table:table-cell>
          <table:table-cell office:value-type="float" office:value="73" calcext:value-type="float">
            <text:p>73</text:p>
          </table:table-cell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08-10" calcext:value-type="date">
            <text:p>19年8月10日</text:p>
          </table:table-cell>
          <table:table-cell office:value-type="float" office:value="81" calcext:value-type="float">
            <text:p>81</text:p>
          </table:table-cell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08-11" calcext:value-type="date">
            <text:p>19年8月11日</text:p>
          </table:table-cell>
          <table:table-cell office:value-type="float" office:value="82" calcext:value-type="float">
            <text:p>82</text:p>
          </table:table-cell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08-12" calcext:value-type="date">
            <text:p>19年8月12日</text:p>
          </table:table-cell>
          <table:table-cell office:value-type="float" office:value="83" calcext:value-type="float">
            <text:p>83</text:p>
          </table:table-cell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08-13" calcext:value-type="date">
            <text:p>19年8月13日</text:p>
          </table:table-cell>
          <table:table-cell office:value-type="float" office:value="84" calcext:value-type="float">
            <text:p>84</text:p>
          </table:table-cell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08-14" calcext:value-type="date">
            <text:p>19年8月14日</text:p>
          </table:table-cell>
          <table:table-cell office:value-type="float" office:value="91" calcext:value-type="float">
            <text:p>91</text:p>
          </table:table-cell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08-15" calcext:value-type="date">
            <text:p>19年8月15日</text:p>
          </table:table-cell>
          <table:table-cell office:value-type="float" office:value="92" calcext:value-type="float">
            <text:p>92</text:p>
          </table:table-cell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08-16" calcext:value-type="date">
            <text:p>19年8月16日</text:p>
          </table:table-cell>
          <table:table-cell office:value-type="float" office:value="93" calcext:value-type="float">
            <text:p>93</text:p>
          </table:table-cell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08-17" calcext:value-type="date">
            <text:p>19年8月17日</text:p>
          </table:table-cell>
          <table:table-cell office:value-type="float" office:value="94" calcext:value-type="float">
            <text:p>94</text:p>
          </table:table-cell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08-18" calcext:value-type="date">
            <text:p>19年8月18日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08-19" calcext:value-type="date">
            <text:p>19年8月19日</text:p>
          </table:table-cell>
          <table:table-cell office:value-type="float" office:value="12" calcext:value-type="float">
            <text:p>12</text:p>
          </table:table-cell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08-20" calcext:value-type="date">
            <text:p>19年8月20日</text:p>
          </table:table-cell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08-21" calcext:value-type="date">
            <text:p>19年8月21日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08-22" calcext:value-type="date">
            <text:p>19年8月22日</text:p>
          </table:table-cell>
          <table:table-cell office:value-type="float" office:value="121" calcext:value-type="float">
            <text:p>121</text:p>
          </table:table-cell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08-23" calcext:value-type="date">
            <text:p>19年8月23日</text:p>
          </table:table-cell>
          <table:table-cell office:value-type="float" office:value="122" calcext:value-type="float">
            <text:p>122</text:p>
          </table:table-cell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08-24" calcext:value-type="date">
            <text:p>19年8月24日</text:p>
          </table:table-cell>
          <table:table-cell office:value-type="float" office:value="123" calcext:value-type="float">
            <text:p>123</text:p>
          </table:table-cell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08-25" calcext:value-type="date">
            <text:p>19年8月25日</text:p>
          </table:table-cell>
          <table:table-cell office:value-type="float" office:value="124" calcext:value-type="float">
            <text:p>124</text:p>
          </table:table-cell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08-26" calcext:value-type="date">
            <text:p>19年8月26日</text:p>
          </table:table-cell>
          <table:table-cell office:value-type="float" office:value="131" calcext:value-type="float">
            <text:p>131</text:p>
          </table:table-cell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08-27" calcext:value-type="date">
            <text:p>19年8月27日</text:p>
          </table:table-cell>
          <table:table-cell office:value-type="float" office:value="132" calcext:value-type="float">
            <text:p>132</text:p>
          </table:table-cell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08-28" calcext:value-type="date">
            <text:p>19年8月28日</text:p>
          </table:table-cell>
          <table:table-cell office:value-type="float" office:value="133" calcext:value-type="float">
            <text:p>133</text:p>
          </table:table-cell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08-29" calcext:value-type="date">
            <text:p>19年8月29日</text:p>
          </table:table-cell>
          <table:table-cell office:value-type="float" office:value="134" calcext:value-type="float">
            <text:p>134</text:p>
          </table:table-cell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08-30" calcext:value-type="date">
            <text:p>19年8月30日</text:p>
          </table:table-cell>
          <table:table-cell office:value-type="float" office:value="135" calcext:value-type="float">
            <text:p>135</text:p>
          </table:table-cell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08-31" calcext:value-type="date">
            <text:p>19年8月31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09-01" calcext:value-type="date">
            <text:p>19年9月1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09-02" calcext:value-type="date">
            <text:p>19年9月2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09-03" calcext:value-type="date">
            <text:p>19年9月3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09-04" calcext:value-type="date">
            <text:p>19年9月4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09-05" calcext:value-type="date">
            <text:p>19年9月5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09-06" calcext:value-type="date">
            <text:p>19年9月6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09-07" calcext:value-type="date">
            <text:p>19年9月7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09-08" calcext:value-type="date">
            <text:p>19年9月8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09-09" calcext:value-type="date">
            <text:p>19年9月9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09-10" calcext:value-type="date">
            <text:p>19年9月10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09-11" calcext:value-type="date">
            <text:p>19年9月11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09-12" calcext:value-type="date">
            <text:p>19年9月12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09-13" calcext:value-type="date">
            <text:p>19年9月13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09-14" calcext:value-type="date">
            <text:p>19年9月14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09-15" calcext:value-type="date">
            <text:p>19年9月15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09-16" calcext:value-type="date">
            <text:p>19年9月16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09-17" calcext:value-type="date">
            <text:p>19年9月17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09-18" calcext:value-type="date">
            <text:p>19年9月18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09-19" calcext:value-type="date">
            <text:p>19年9月19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09-20" calcext:value-type="date">
            <text:p>19年9月20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09-21" calcext:value-type="date">
            <text:p>19年9月21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09-22" calcext:value-type="date">
            <text:p>19年9月22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09-23" calcext:value-type="date">
            <text:p>19年9月23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09-24" calcext:value-type="date">
            <text:p>19年9月24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09-25" calcext:value-type="date">
            <text:p>19年9月25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09-26" calcext:value-type="date">
            <text:p>19年9月26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09-27" calcext:value-type="date">
            <text:p>19年9月27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09-28" calcext:value-type="date">
            <text:p>19年9月28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09-29" calcext:value-type="date">
            <text:p>19年9月29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09-30" calcext:value-type="date">
            <text:p>19年9月30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10-01" calcext:value-type="date">
            <text:p>19年10月1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10-02" calcext:value-type="date">
            <text:p>19年10月2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10-03" calcext:value-type="date">
            <text:p>19年10月3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10-04" calcext:value-type="date">
            <text:p>19年10月4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10-05" calcext:value-type="date">
            <text:p>19年10月5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10-06" calcext:value-type="date">
            <text:p>19年10月6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10-07" calcext:value-type="date">
            <text:p>19年10月7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10-08" calcext:value-type="date">
            <text:p>19年10月8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10-09" calcext:value-type="date">
            <text:p>19年10月9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10-10" calcext:value-type="date">
            <text:p>19年10月10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10-11" calcext:value-type="date">
            <text:p>19年10月11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10-12" calcext:value-type="date">
            <text:p>19年10月12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10-13" calcext:value-type="date">
            <text:p>19年10月13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10-14" calcext:value-type="date">
            <text:p>19年10月14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10-15" calcext:value-type="date">
            <text:p>19年10月15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10-16" calcext:value-type="date">
            <text:p>19年10月16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10-17" calcext:value-type="date">
            <text:p>19年10月17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10-18" calcext:value-type="date">
            <text:p>19年10月18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10-19" calcext:value-type="date">
            <text:p>19年10月19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10-20" calcext:value-type="date">
            <text:p>19年10月20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10-21" calcext:value-type="date">
            <text:p>19年10月21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10-22" calcext:value-type="date">
            <text:p>19年10月22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10-23" calcext:value-type="date">
            <text:p>19年10月23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10-24" calcext:value-type="date">
            <text:p>19年10月24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10-25" calcext:value-type="date">
            <text:p>19年10月25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10-26" calcext:value-type="date">
            <text:p>19年10月26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10-27" calcext:value-type="date">
            <text:p>19年10月27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10-28" calcext:value-type="date">
            <text:p>19年10月28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10-29" calcext:value-type="date">
            <text:p>19年10月29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10-30" calcext:value-type="date">
            <text:p>19年10月30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10-31" calcext:value-type="date">
            <text:p>19年10月31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11-01" calcext:value-type="date">
            <text:p>19年11月1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11-02" calcext:value-type="date">
            <text:p>19年11月2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11-03" calcext:value-type="date">
            <text:p>19年11月3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11-04" calcext:value-type="date">
            <text:p>19年11月4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11-05" calcext:value-type="date">
            <text:p>19年11月5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11-06" calcext:value-type="date">
            <text:p>19年11月6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11-07" calcext:value-type="date">
            <text:p>19年11月7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11-08" calcext:value-type="date">
            <text:p>19年11月8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11-09" calcext:value-type="date">
            <text:p>19年11月9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11-10" calcext:value-type="date">
            <text:p>19年11月10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11-11" calcext:value-type="date">
            <text:p>19年11月11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11-12" calcext:value-type="date">
            <text:p>19年11月12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11-13" calcext:value-type="date">
            <text:p>19年11月13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11-14" calcext:value-type="date">
            <text:p>19年11月14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11-15" calcext:value-type="date">
            <text:p>19年11月15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11-16" calcext:value-type="date">
            <text:p>19年11月16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11-17" calcext:value-type="date">
            <text:p>19年11月17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11-18" calcext:value-type="date">
            <text:p>19年11月18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11-19" calcext:value-type="date">
            <text:p>19年11月19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11-20" calcext:value-type="date">
            <text:p>19年11月20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11-21" calcext:value-type="date">
            <text:p>19年11月21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11-22" calcext:value-type="date">
            <text:p>19年11月22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11-23" calcext:value-type="date">
            <text:p>19年11月23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11-24" calcext:value-type="date">
            <text:p>19年11月24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11-25" calcext:value-type="date">
            <text:p>19年11月25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11-26" calcext:value-type="date">
            <text:p>19年11月26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11-27" calcext:value-type="date">
            <text:p>19年11月27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11-28" calcext:value-type="date">
            <text:p>19年11月28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11-29" calcext:value-type="date">
            <text:p>19年11月29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11-30" calcext:value-type="date">
            <text:p>19年11月30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12-01" calcext:value-type="date">
            <text:p>19年12月1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12-02" calcext:value-type="date">
            <text:p>19年12月2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12-03" calcext:value-type="date">
            <text:p>19年12月3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12-04" calcext:value-type="date">
            <text:p>19年12月4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12-05" calcext:value-type="date">
            <text:p>19年12月5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12-06" calcext:value-type="date">
            <text:p>19年12月6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12-07" calcext:value-type="date">
            <text:p>19年12月7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12-08" calcext:value-type="date">
            <text:p>19年12月8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12-09" calcext:value-type="date">
            <text:p>19年12月9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12-10" calcext:value-type="date">
            <text:p>19年12月10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12-11" calcext:value-type="date">
            <text:p>19年12月11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12-12" calcext:value-type="date">
            <text:p>19年12月12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12-13" calcext:value-type="date">
            <text:p>19年12月13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12-14" calcext:value-type="date">
            <text:p>19年12月14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12-15" calcext:value-type="date">
            <text:p>19年12月15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12-16" calcext:value-type="date">
            <text:p>19年12月16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12-17" calcext:value-type="date">
            <text:p>19年12月17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12-18" calcext:value-type="date">
            <text:p>19年12月18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12-19" calcext:value-type="date">
            <text:p>19年12月19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12-20" calcext:value-type="date">
            <text:p>19年12月20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12-21" calcext:value-type="date">
            <text:p>19年12月21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12-22" calcext:value-type="date">
            <text:p>19年12月22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12-23" calcext:value-type="date">
            <text:p>19年12月23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12-24" calcext:value-type="date">
            <text:p>19年12月24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12-25" calcext:value-type="date">
            <text:p>19年12月25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12-26" calcext:value-type="date">
            <text:p>19年12月26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12-27" calcext:value-type="date">
            <text:p>19年12月27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12-28" calcext:value-type="date">
            <text:p>19年12月28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12-29" calcext:value-type="date">
            <text:p>19年12月29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12-30" calcext:value-type="date">
            <text:p>19年12月30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19-12-31" calcext:value-type="date">
            <text:p>19年12月31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20-01-01" calcext:value-type="date">
            <text:p>20年1月1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20-01-02" calcext:value-type="date">
            <text:p>20年1月2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20-01-03" calcext:value-type="date">
            <text:p>20年1月3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20-01-04" calcext:value-type="date">
            <text:p>20年1月4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20-01-05" calcext:value-type="date">
            <text:p>20年1月5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20-01-06" calcext:value-type="date">
            <text:p>20年1月6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20-01-07" calcext:value-type="date">
            <text:p>20年1月7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20-01-08" calcext:value-type="date">
            <text:p>20年1月8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20-01-09" calcext:value-type="date">
            <text:p>20年1月9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20-01-10" calcext:value-type="date">
            <text:p>20年1月10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20-01-11" calcext:value-type="date">
            <text:p>20年1月11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20-01-12" calcext:value-type="date">
            <text:p>20年1月12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20-01-13" calcext:value-type="date">
            <text:p>20年1月13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20-01-14" calcext:value-type="date">
            <text:p>20年1月14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20-01-15" calcext:value-type="date">
            <text:p>20年1月15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20-01-16" calcext:value-type="date">
            <text:p>20年1月16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20-01-17" calcext:value-type="date">
            <text:p>20年1月17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20-01-18" calcext:value-type="date">
            <text:p>20年1月18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20-01-19" calcext:value-type="date">
            <text:p>20年1月19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20-01-20" calcext:value-type="date">
            <text:p>20年1月20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1">
          <table:table-cell table:style-name="ce1" office:value-type="date" office:date-value="2020-01-21" calcext:value-type="date">
            <text:p>20年1月21日</text:p>
          </table:table-cell>
          <table:table-cell/>
          <table:table-cell table:content-validation-name="val1" office:value-type="string" calcext:value-type="string">
            <text:p>未完成</text:p>
          </table:table-cell>
        </table:table-row>
        <table:table-row table:style-name="ro2" table:number-rows-repeated="4">
          <table:table-cell table:style-name="ce1"/>
          <table:table-cell/>
          <table:table-cell table:content-validation-name="val1"/>
        </table:table-row>
        <table:table-row table:style-name="ro2" table:number-rows-repeated="1048401">
          <table:table-cell table:number-columns-repeated="2"/>
          <table:table-cell table:content-validation-name="val1"/>
        </table:table-row>
        <table:table-row table:style-name="ro2">
          <table:table-cell table:number-columns-repeated="2"/>
          <table:table-cell table:content-validation-name="val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4">0000/00/00</text:date>, <text:time style:data-style-name="N2" text:time-value="11:30:02.19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1.2$Windows_X86_64 LibreOffice_project/7bcb35dc3024a62dea0caee87020152d1ee96e71</meta:generator>
    <dc:date>2019-08-04T11:42:20.192000000</dc:date>
    <meta:editing-duration>PT12M16S</meta:editing-duration>
    <meta:editing-cycles>6</meta:editing-cycles>
    <meta:document-statistic meta:table-count="1" meta:cell-count="366" meta:object-count="0"/>
  </office:meta>
</office:document-meta>
</file>